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sScannerTests.typeHierarchyStrategyOnClassWhenNotAnnotatedScansN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superclassStrategyOnClassWhenHasInterfaceDoesNotInclude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trackIndexedAnnotations( int aggregateIndex , Annotation [ ] annotations , List &lt; String &gt;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sScannerTests.typeHierarchyStrategyOnClassWhenHasSuperclassScans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gnorable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inheritedAnnotationsStrategyOnClassHierarchyScansInCorrec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directStrategyOnClassWhenHasSuperclassScansOnlyDir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typeHierarchyStrategyOnMethodWhenHasInterfaceDoesNotInclude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directStrategyOnMethodWhenHasInterfaceScansOnly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superclassStrategyOnClassWhenNotAnnotatedScansN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inheritedAnnotationsStrategyOnClassWhenHasInterfaceDoesNotInclude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typeHierarchyStrategyOnMethodWithGenericParameterOverride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directStrategyOnBridgeMethod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thNoAnnotation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typeHierarchyStrategyOnMethodWithIgnorables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thSingleAnnotation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scanWhenProcessorHasFinishMethodUsesFinish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sScannerTests.scanWhenProcessorReturnsFromDoWithAnnotationsExits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notationsScannerTests.typeHierarchyStrategyOnClassWhenHasInterfaceDoesNotInclude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methodFrom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cannerTests.directStrategyOnClassWhenMultipleAnnotation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superclassStrategyOnMethodWhenMultipleAnnotations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superclassStrategyOnMethodWhenHasSuperclassScans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doWithAggregate( Object context , int aggregat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cannerTests.superclassStrategyOnClassWhenHasSuperclassScansSuper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superclassStrategyOnMethodWhenNotAnnotatedScan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Superclas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NonOverride.method( StringBuilder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typeHierarchyStrategyOnClas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typeHierarchyStrategyOnMethodHierarchyScansIn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sScannerTests.inheritedAnnotationsStrategyOnClas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directStrategyOnMethodWhenMultipleAnnotations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inheritedAnnotationsStrategyOnMethod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Override.method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ithHierarchy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typeHierarchyStrategyOnMethodWithMultipleCandidates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directStrategyOnMethodWhenHasSuperclassScansOnly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typeHierarchyStrategyWithEnclosingClassPredicatesOnMethodHierarchyUsesTypeHierarchy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sScannerTests.typeHierarchyStrategyOnClassWhenMultipleAnnotation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superclassStrategyOnClas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typeHierarchyStrategyOnMethodWhenNotAnnotatedScan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thSingleSuperclas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typeHierarchyStrategyOnMethodWhenHasSuperclassScans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erarchySuperSuperclas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scan( C context , AnnotatedElement source , SearchStrategy searchStrategy , AnnotationsProcessor &lt; C , R &gt;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cannerTests.inheritedAnnotationsMethodOnMethodWhenHasSuperclassIgnoresInher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scan( AnnotatedElement element , SearchStrategy searchStrategy , Predicate &lt; Class &lt; ? &gt; &gt; searchEnclosin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sScannerTests.directStrategyOnClas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thMultipleAnnotation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typeHierarchyStrategyOnMethodWhenMultipleAnnotations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scanWhenProcessorReturnsFromDoWithAggregateExits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sScannerTests.typeHierarchyStrategyOnBridgedMethod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sScannerTests.inheritedAnnotationsStrategyOnClassWhenHasAnnotationOnBothClassesIncludesOnly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sScannerTests.typeHierarchyStrategyOnBridgeMethod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sScannerTests.inheritedAnnotationsStrategyOnClassWhenHasSuperclassScansOnlyInheri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typeHierarchyStrategyWithEnclosingClassPredicatesOnEnclosedInnerClas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leMethod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directStrategyOnClassWhenNotAnnotatedScansN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superclassStrategyOnClassHierarchyScansInCorrec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sScannerTests.finish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idgedMethod.method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ierarchySuperclass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directStrategyOnBridgedMethod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inheritedAnnotationsStrategyOnMethodWhenNotAnnotatedScan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typeHierarchyStrategyOnMethod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superclassStrategyOnClassWhenMultipleAnnotation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directStrategyOnClassWhenHasInterfaceScansOnlyDir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thSingleSuperclassAndDoubleInherited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inheritedAnnotationsStrategyOnMethodHierarchyScansIn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directStrategyOnMethodHierarchyScansIn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inheritedAnnotationsStrategyOnMethodWhenHasInterfaceDoesNotInclude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inheritedAnnotationsStrategyOnClassWhenMultipleAnnotation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typeHierarchyStrategyOnClassHierarchyScansInCorrec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sScannerTests.scan( C context , AnnotatedElement source , SearchStrategy searchStrategy , Predicate &lt; Class &lt; ? &gt; &gt; searchEnclosingClass , AnnotationsProcessor &lt; C , R &gt;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cannerTests.superclassStrategyOnMethodHierarchyScansInCorrec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sScannerTests.directStrategyOnClassHierarchyScansInCorrect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inheritedAnnotationsStrategyOnClassWhenNotAnnotatedScansN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directStrategyOnMethod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thSingleInterface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sScannerTests.inheritedAnnotationsStrategyOnMethodWhenMultipleAnnotations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sScannerTests.typeHierarchyStrategyOnMethodWithGenericParameterNonOverride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doWithAnnotations( Object context , int aggregateIndex , Object source , Annotation [ ]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cannerTests.superclassStrategyOnMethodScans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superclassStrategyOnMethodWhenHasInterfaceDoesNotInclude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sScannerTests.scan( AnnotatedElement element , SearchStrategy search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cannerTests.typeHierarchyStrategyWithEnclosingClassPredicatesOnEnclosedStaticClassScans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sScannerTests.indexedName( int aggregateIndex , Annotation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sScannerTests.directStrategyOnMethodWhenNotAnnotatedScan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